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sans-serif" fo:font-size="21pt"/>
    </style:style>
    <style:style style:name="P3" style:family="paragraph" style:parent-style-name="Standard">
      <style:paragraph-properties fo:text-align="center" style:justify-single-word="false"/>
      <style:text-properties style:font-name="sans-serif" fo:font-size="14.25pt"/>
    </style:style>
    <style:style style:name="P4" style:family="paragraph" style:parent-style-name="Standard">
      <style:paragraph-properties fo:text-align="center" style:justify-single-word="false"/>
      <style:text-properties style:font-name="sans-serif" fo:font-size="14.25pt" officeooo:rsid="000068b2" officeooo:paragraph-rsid="000068b2"/>
    </style:style>
    <style:style style:name="P5" style:family="paragraph" style:parent-style-name="Standard">
      <style:paragraph-properties fo:text-align="start" style:justify-single-word="false"/>
      <style:text-properties fo:font-size="15pt" style:text-underline-style="solid" style:text-underline-width="auto" style:text-underline-color="font-color" officeooo:rsid="000068b2" officeooo:paragraph-rsid="000068b2" style:font-size-asian="15pt" style:font-size-complex="15pt"/>
    </style:style>
    <style:style style:name="P6" style:family="paragraph" style:parent-style-name="Standard">
      <style:paragraph-properties fo:text-align="start" style:justify-single-word="false"/>
      <style:text-properties fo:font-size="15pt" style:text-underline-style="solid" style:text-underline-width="auto" style:text-underline-color="font-color" officeooo:rsid="000068b2" officeooo:paragraph-rsid="000068b2" style:font-size-asian="13.1000003814697pt" style:font-size-complex="15pt"/>
    </style:style>
    <style:style style:name="P7" style:family="paragraph" style:parent-style-name="Standard">
      <style:paragraph-properties fo:text-align="start" style:justify-single-word="false"/>
      <style:text-properties fo:font-size="15pt" style:text-underline-style="solid" style:text-underline-width="auto" style:text-underline-color="font-color" officeooo:rsid="000204c2" officeooo:paragraph-rsid="000204c2" style:font-size-asian="13.1000003814697pt" style:font-size-complex="15pt"/>
    </style:style>
    <style:style style:name="P8" style:family="paragraph" style:parent-style-name="Standard">
      <style:paragraph-properties fo:text-align="start" style:justify-single-word="false"/>
      <style:text-properties fo:font-size="12pt" style:text-underline-style="none" officeooo:rsid="000068b2" officeooo:paragraph-rsid="000068b2" style:font-size-asian="10.5pt" style:font-size-complex="12pt"/>
    </style:style>
    <style:style style:name="P9" style:family="paragraph" style:parent-style-name="Standard">
      <style:paragraph-properties fo:text-align="justify" style:justify-single-word="false"/>
      <style:text-properties fo:font-size="12pt" style:text-underline-style="none" officeooo:rsid="000068b2" officeooo:paragraph-rsid="000068b2" style:font-size-asian="10.5pt" style:font-size-complex="12pt"/>
    </style:style>
    <style:style style:name="P10" style:family="paragraph" style:parent-style-name="Standard">
      <style:paragraph-properties fo:text-align="justify" style:justify-single-word="false"/>
      <style:text-properties fo:font-size="12pt" style:text-underline-style="none" officeooo:rsid="000068b2" officeooo:paragraph-rsid="000204c2" style:font-size-asian="10.5pt" style:font-size-complex="12pt"/>
    </style:style>
    <style:style style:name="P11" style:family="paragraph" style:parent-style-name="Standard">
      <style:paragraph-properties fo:text-align="start" style:justify-single-word="false"/>
      <style:text-properties fo:font-size="12pt" style:text-underline-style="none" officeooo:rsid="000204c2" officeooo:paragraph-rsid="000204c2" style:font-size-asian="10.5pt" style:font-size-complex="12pt"/>
    </style:style>
    <style:style style:name="P12" style:family="paragraph" style:parent-style-name="Standard">
      <style:paragraph-properties fo:text-align="start" style:justify-single-word="false"/>
      <style:text-properties fo:font-size="12pt" style:text-underline-style="none" officeooo:rsid="000204c2" officeooo:paragraph-rsid="000204c2" style:font-size-asian="10.5pt" style:font-size-complex="12pt"/>
    </style:style>
    <style:style style:name="P13" style:family="paragraph" style:parent-style-name="Standard">
      <style:paragraph-properties fo:text-align="start" style:justify-single-word="false"/>
      <style:text-properties fo:font-size="12pt" style:text-underline-style="none" officeooo:rsid="00044111" officeooo:paragraph-rsid="00044111" style:font-size-asian="10.5pt" style:font-size-complex="12pt"/>
    </style:style>
    <style:style style:name="P14" style:family="paragraph" style:parent-style-name="Standard">
      <style:paragraph-properties fo:text-align="start" style:justify-single-word="false"/>
      <style:text-properties officeooo:paragraph-rsid="00044111"/>
    </style:style>
    <style:style style:name="T1" style:family="text">
      <style:text-properties officeooo:rsid="000068b2"/>
    </style:style>
    <style:style style:name="T2" style:family="text">
      <style:text-properties officeooo:rsid="000204c2"/>
    </style:style>
    <style:style style:name="T3" style:family="text">
      <style:text-properties fo:font-weight="bold" style:font-weight-asian="bold" style:font-weight-complex="bold"/>
    </style:style>
    <style:style style:name="T4" style:family="text">
      <style:text-properties officeooo:rsid="00044111"/>
    </style:style>
    <style:style style:name="T5" style:family="text">
      <style:text-properties fo:font-size="12pt" style:text-underline-style="none" officeooo:rsid="00044111"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Projet - Réseaux 1</text:p>
      <text:p text:style-name="P2">Réalisation d’un Proxy de cache en C</text:p>
      <text:p text:style-name="P2"/>
      <text:p text:style-name="P1"/>
      <text:p text:style-name="P3">UMONS</text:p>
      <text:p text:style-name="P3">Faculté des Sciences</text:p>
      <text:p text:style-name="P3">BAC 2 Science-Informatique.</text:p>
      <text:p text:style-name="P3"/>
      <text:p text:style-name="P4">Lecocq Alexis</text:p>
      <text:p text:style-name="P4">Galina Alicia</text:p>
      <text:p text:style-name="P4"/>
      <text:p text:style-name="P3">Année académique</text:p>
      <text:p text:style-name="P3">201<text:span text:style-name="T1">4</text:span>-201<text:span text:style-name="T1">5</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5">Introduction</text:p>
      <text:p text:style-name="P5"/>
      <text:p text:style-name="P9"><text:tab/>Pour ce projet, nous devons implémenter un serveur proxy cache en C supportant le protocole HTTP 1.1. Le client enverra une requête au serveur. Celui-ci vérifiera si elle est dans son cache et si ce n'est pas le cas, il la téléchargera et la sauvegardera. Si elle s'y trouve, il demandera au serveur destination si la page n'a pas été mise à jour depuis. Si c'est le cas, il la retéléchargera. Il enverra ensuite le contenu de la cache au client.</text:p>
      <text:p text:style-name="P8"/>
      <text:p text:style-name="P6">Fonctionnalité</text:p>
      <text:p text:style-name="P6"/>
      <text:p text:style-name="P9">* <text:span text:style-name="T2">Caching/sauvergarde :</text:span></text:p>
      <text:p text:style-name="P10">* <text:span text:style-name="T2">Persistance : Quand le client se connecte, il peut réaliser autant de requêtes qu'il le désire. Elle est gérée par un thread (connection_handler dans main.c)</text:span></text:p>
      <text:p text:style-name="P9">* <text:span text:style-name="T2">Connexions concurrentes : Le serveur gère plusieurs clients simultanément. Grâce à une boucle while, le serveur attend une nouvelle connexion dès qu'un client s'est connecté.</text:span></text:p>
      <text:p text:style-name="P8"/>
      <text:p text:style-name="P8"/>
      <text:p text:style-name="P7">Utilisation</text:p>
      <text:p text:style-name="P7"/>
      <text:p text:style-name="P11"><text:tab/>Un makefile a été crée pour la compilation du proxy et du client.</text:p>
      <text:p text:style-name="P11">* <text:span text:style-name="T3">make serveur</text:span> : compile le serveur</text:p>
      <text:p text:style-name="P11">* <text:span text:style-name="T3">make client</text:span> : compile le client</text:p>
      <text:p text:style-name="P11">* lancer le serveur avec le port souhaité en argument</text:p>
      <text:p text:style-name="P11">* lancer le client avec le même port que le serveur en argument</text:p>
      <text:p text:style-name="P11"/>
      <text:p text:style-name="P13">Erreur :</text:p>
      <text:p text:style-name="P14"><text:span text:style-name="T5">Utilisation de la bibliothèque regex.h avec gcc 4.8. Or, regex.h n'est pas implémenté dans GCC 4.8. Voir </text:span><text:a xlink:type="simple" xlink:href="https://gcc.gnu.org/bugzilla/show_bug.cgi?id=53631">https://gcc.gnu.org/bugzilla/show_bug.cgi?id=53631</text:a><text:span text:style-name="T5"> “ </text:span>Now regex is implemented. Should come with GCC 4.9 :) <text:span text:style-name="T4">”</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4T14:51:49.718606410</meta:creation-date>
    <dc:date>2015-05-05T15:28:04.985798439</dc:date>
    <meta:editing-duration>PT13M58S</meta:editing-duration>
    <meta:editing-cycles>4</meta:editing-cycles>
    <meta:generator>LibreOffice/4.2.8.2$Linux_X86_64 LibreOffice_project/420m0$Build-2</meta:generator>
    <meta:document-statistic meta:table-count="0" meta:image-count="0" meta:object-count="0" meta:page-count="2" meta:paragraph-count="23" meta:word-count="246" meta:character-count="1470" meta:non-whitespace-character-count="1245"/>
  </office:meta>
</office:document-meta>
</file>